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ffffff"/>
    </style:style>
    <style:style style:name="Table1.A2" style:family="table-cell">
      <style:table-cell-properties fo:padding="0.0382in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officeooo:paragraph-rsid="001470f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61ac8" officeooo:paragraph-rsid="00161ac8" style:font-size-asian="16pt" style:font-weight-asian="bold" style:font-size-complex="16pt" style:font-weight-complex="bold"/>
    </style:style>
    <style:style style:name="P3" style:family="paragraph" style:parent-style-name="Standard">
      <style:text-properties fo:text-shadow="1pt 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Versioning Roadmap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Version,Name,Capability,Goal</text:p>
          </table:table-cell>
        </table:table-row>
        <table:table-row>
          <table:table-cell table:style-name="Table1.A2" office:value-type="string">
            <text:p text:style-name="P3">v1.0,The Bridge,Stable SSE connection + persona.json memory.,Establishing the link between AI and the Lab.</text:p>
          </table:table-cell>
        </table:table-row>
        <table:table-row>
          <table:table-cell table:style-name="Table1.A2" office:value-type="string">
            <text:p text:style-name="P3">v2.0,The Scout,GitHub &amp; Stack Exchange search/analysis tools.,"Finding where the audience is ""asking for help."""</text:p>
          </table:table-cell>
        </table:table-row>
        <table:table-row>
          <table:table-cell table:style-name="Table1.A2" office:value-type="string">
            <text:p text:style-name="P3">v3.0,The Deployer,"Official API integrations (X, LinkedIn, Discord).","Automating the actual ""Post"" and ""Reply"" actions."</text:p>
          </table:table-cell>
        </table:table-row>
        <table:table-row>
          <table:table-cell table:style-name="Table1.A2" office:value-type="string">
            <text:p text:style-name="P3">v4.0,The Merchant,Gumroad integration + Sales tracking.,"Managing the ""Storefront"" and reporting revenue."</text:p>
          </table:table-cell>
        </table:table-row>
        <table:table-row>
          <table:table-cell table:style-name="Table1.A2" office:value-type="string">
            <text:p text:style-name="P3">v5.0,The Nexus,Self-Optimizing content (A/B testing hooks).,The AI learns which ads perform best and adapt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19:17:20.624400789</meta:creation-date>
    <meta:editing-cycles>1</meta:editing-cycles>
    <meta:editing-duration>PT3M51S</meta:editing-duration>
    <dc:date>2026-01-01T19:31:29.068596179</dc:date>
    <meta:generator>LibreOffice/25.2.3.2$Linux_X86_64 LibreOffice_project/520$Build-2</meta:generator>
    <meta:document-statistic meta:table-count="1" meta:image-count="0" meta:object-count="0" meta:page-count="1" meta:paragraph-count="7" meta:word-count="69" meta:character-count="607" meta:non-whitespace-character-count="545"/>
  </office:meta>
</office:document-meta>
</file>